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0e3783" officeooo:paragraph-rsid="000e3783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bold" officeooo:rsid="000e3783" officeooo:paragraph-rsid="000e3783" style:font-weight-asian="bold" style:font-weight-complex="bold"/>
    </style:style>
    <style:style style:name="P3" style:family="paragraph" style:parent-style-name="Standard">
      <style:text-properties fo:font-weight="normal" officeooo:rsid="000e3783" officeooo:paragraph-rsid="000e3783" style:font-weight-asian="normal" style:font-weight-complex="normal"/>
    </style:style>
    <style:style style:name="P4" style:family="paragraph" style:parent-style-name="Standard">
      <style:paragraph-properties fo:line-height="150%"/>
      <style:text-properties fo:font-weight="normal" officeooo:rsid="000e3783" officeooo:paragraph-rsid="000e3783" style:font-weight-asian="normal" style:font-weight-complex="normal"/>
    </style:style>
    <style:style style:name="P5" style:family="paragraph" style:parent-style-name="Standard">
      <style:paragraph-properties fo:line-height="150%"/>
      <style:text-properties fo:font-weight="normal" officeooo:rsid="000e5cb0" officeooo:paragraph-rsid="000e5cb0" style:font-weight-asian="normal" style:font-weight-complex="normal"/>
    </style:style>
    <style:style style:name="P6" style:family="paragraph" style:parent-style-name="Standard">
      <style:paragraph-properties fo:line-height="150%"/>
      <style:text-properties fo:font-weight="normal" officeooo:rsid="000f03ed" officeooo:paragraph-rsid="000f03ed" style:font-weight-asian="normal" style:font-weight-complex="normal"/>
    </style:style>
    <style:style style:name="T1" style:family="text">
      <style:text-properties officeooo:rsid="000e3783"/>
    </style:style>
    <style:style style:name="T2" style:family="text">
      <style:text-properties officeooo:rsid="000e5cb0"/>
    </style:style>
    <style:style style:name="T3" style:family="text">
      <style:text-properties officeooo:rsid="000f03ed"/>
    </style:style>
    <style:style style:name="T4" style:family="text">
      <style:text-properties officeooo:rsid="000f59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атяш ІК-92 Вар 1</text:p>
      <text:p text:style-name="P2">SUMMARY: ARP FUNCTIONALITY. ARP table updates after ARP-reply</text:p>
      <text:p text:style-name="P4">Description: Переконатися в тому, що arp-таблиця оновлюється при отриманні arp-reply</text:p>
      <text:p text:style-name="P3">Version: ARP v1</text:p>
      <text:p text:style-name="P3"/>
      <text:p text:style-name="P4">Setup Descriptions:</text:p>
      <text:p text:style-name="P4"><text:tab/>PC1 --- Wi-fi --- Phone1</text:p>
      <text:p text:style-name="P4"><text:tab/>PC1 : 192.168.0.32</text:p>
      <text:p text:style-name="P4"><text:tab/>Phone1 : 192.168.0.26</text:p>
      <text:p text:style-name="P4"/>
      <text:p text:style-name="P5">Precondition<text:span text:style-name="T1">(With ER)</text:span>:</text:p>
      <text:p text:style-name="P5"><text:tab/>1. Clean arp table</text:p>
      <text:p text:style-name="P4"><text:tab/><text:span text:style-name="T2">arp -d &lt;for IP of Phone1&gt;</text:span></text:p>
      <text:p text:style-name="P4"><text:tab/><text:tab/><text:span text:style-name="T2">ER: verify that value for Phone1 is absent</text:span></text:p>
      <text:p text:style-name="P4"/>
      <text:p text:style-name="P4">Steps(With ER)</text:p>
      <text:p text:style-name="P4"><text:span text:style-name="T2">1. Run Wireshark from PC1 or all packets</text:span></text:p>
      <text:p text:style-name="P5">2. Run ping from PC1 to Phone1</text:p>
      <text:p text:style-name="P5"><text:tab/>ER: ping is running</text:p>
      <text:p text:style-name="P5">3. Filter Wireshark trafic</text:p>
      <text:p text:style-name="P5"><text:tab/>ER: see only needed rows</text:p>
      <text:p text:style-name="P6">4. Verify that in Wireshark ARP request and ARP reply <text:span text:style-name="T4">exist for PC1 and Phone1</text:span></text:p>
      <text:p text:style-name="P5"><text:span text:style-name="T4">5</text:span>. Verify that ARP table <text:span text:style-name="T3">was</text:span> <text:span text:style-name="T3">updated </text:span>with arp -a command</text:p>
      <text:p text:style-name="P5"><text:tab/><text:span text:style-name="T3">ER: reply was received and ARP table was updated with Phone1 </text:span><text:span text:style-name="T4">inform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20:22:42.530773974</meta:creation-date>
    <dc:date>2022-09-25T20:57:36.943774638</dc:date>
    <meta:editing-duration>PT2M31S</meta:editing-duration>
    <meta:editing-cycles>1</meta:editing-cycles>
    <meta:document-statistic meta:table-count="0" meta:image-count="0" meta:object-count="0" meta:page-count="1" meta:paragraph-count="21" meta:word-count="126" meta:character-count="735" meta:non-whitespace-character-count="620"/>
    <meta:generator>LibreOffice/7.3.5.2$Linux_X86_64 LibreOffice_project/30$Build-2</meta:generator>
  </office:meta>
</office:document-meta>
</file>